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8.0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luxesAfterBoun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_5dglcn_LPAREN_e_RPAREN_</text:p>
          </table:table-cell>
          <table:table-cell office:value-type="float" office:value="1.03797242698783" calcext:value-type="float">
            <text:p>1.037972427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.0000000116955129547707" calcext:value-type="float">
            <text:p>1.16955129547707E-08</text:p>
          </table:table-cell>
        </table:table-row>
        <table:table-row table:style-name="ro1">
          <table:table-cell office:value-type="string" calcext:value-type="string">
            <text:p>EX_co2_LPAREN_e_RPAREN_</text:p>
          </table:table-cell>
          <table:table-cell office:value-type="float" office:value="-0.713275442952026" calcext:value-type="float">
            <text:p>-0.713275443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office:value-type="float" office:value="-1.48745893591799" calcext:value-type="float">
            <text:p>-1.4874589359</text:p>
          </table:table-cell>
        </table:table-row>
        <table:table-row table:style-name="ro1">
          <table:table-cell office:value-type="string" calcext:value-type="string">
            <text:p>EX_h_LPAREN_e_RPAREN_</text:p>
          </table:table-cell>
          <table:table-cell office:value-type="float" office:value="1.72001133331173" calcext:value-type="float">
            <text:p>1.7200113333</text:p>
          </table:table-cell>
        </table:table-row>
        <table:table-row table:style-name="ro1">
          <table:table-cell office:value-type="string" calcext:value-type="string">
            <text:p>EX_h2o_LPAREN_e_RPAREN_</text:p>
          </table:table-cell>
          <table:table-cell office:value-type="float" office:value="1.0067358786642" calcext:value-type="float">
            <text:p>1.0067358787</text:p>
          </table:table-cell>
        </table:table-row>
        <table:table-row table:style-name="ro1">
          <table:table-cell office:value-type="string" calcext:value-type="string">
            <text:p>EX_inost_LPAREN_e_RPAREN_</text:p>
          </table:table-cell>
          <table:table-cell office:value-type="float" office:value="4.3177874260511E-016" calcext:value-type="float">
            <text:p>4.3177874260511E-16</text:p>
          </table:table-cell>
        </table:table-row>
        <table:table-row table:style-name="ro1">
          <table:table-cell office:value-type="string" calcext:value-type="string">
            <text:p>EX_minohp_LPAREN_e_RPAREN_</text:p>
          </table:table-cell>
          <table:table-cell office:value-type="float" office:value="-4.3177874260511E-016" calcext:value-type="float">
            <text:p>-4.3177874260511E-16</text:p>
          </table:table-cell>
        </table:table-row>
        <table:table-row table:style-name="ro1">
          <table:table-cell office:value-type="string" calcext:value-type="string">
            <text:p>EX_nh4_LPAREN_e_RPAREN_</text:p>
          </table:table-cell>
          <table:table-cell office:value-type="float" office:value="-1.60982338570648E-015" calcext:value-type="float">
            <text:p>-1.60982338570648E-15</text:p>
          </table:table-cell>
        </table:table-row>
        <table:table-row table:style-name="ro1">
          <table:table-cell office:value-type="string" calcext:value-type="string">
            <text:p>EX_o2_LPAREN_e_RPAREN_</text:p>
          </table:table-cell>
          <table:table-cell office:value-type="float" office:value="-0.66571643135" calcext:value-type="float">
            <text:p>-0.6657164314</text:p>
          </table:table-cell>
        </table:table-row>
        <table:table-row table:style-name="ro1">
          <table:table-cell office:value-type="string" calcext:value-type="string">
            <text:p>5DGLCNR</text:p>
          </table:table-cell>
          <table:table-cell office:value-type="float" office:value="-1.03797242698783" calcext:value-type="float">
            <text:p>-1.037972427</text:p>
          </table:table-cell>
        </table:table-row>
        <table:table-row table:style-name="ro1">
          <table:table-cell office:value-type="string" calcext:value-type="string">
            <text:p>5DGLCNt2rpp</text:p>
          </table:table-cell>
          <table:table-cell office:value-type="float" office:value="-1.03797242698783" calcext:value-type="float">
            <text:p>-1.037972427</text:p>
          </table:table-cell>
        </table:table-row>
        <table:table-row table:style-name="ro1">
          <table:table-cell office:value-type="string" calcext:value-type="string">
            <text:p>5DGLCNtex</text:p>
          </table:table-cell>
          <table:table-cell office:value-type="float" office:value="-1.03797242698783" calcext:value-type="float">
            <text:p>-1.037972427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office:value-type="float" office:value="0.480161249515482" calcext:value-type="float">
            <text:p>0.4801612495</text:p>
          </table:table-cell>
        </table:table-row>
        <table:table-row table:style-name="ro1">
          <table:table-cell office:value-type="string" calcext:value-type="string">
            <text:p>ACCOAL</text:p>
          </table:table-cell>
          <table:table-cell office:value-type="float" office:value="0.00000238954141299037" calcext:value-type="float">
            <text:p>2.38954141299037E-06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0.00000308070688951081" calcext:value-type="float">
            <text:p>-3.08070688951081E-06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0.00000308070688951081" calcext:value-type="float">
            <text:p>-3.08070688951081E-06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0000306901137655603" calcext:value-type="float">
            <text:p>0.000003069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0000116955129547707" calcext:value-type="float">
            <text:p>-1.16955129547707E-08</text:p>
          </table:table-cell>
        </table:table-row>
        <table:table-row table:style-name="ro1">
          <table:table-cell office:value-type="string" calcext:value-type="string">
            <text:p>ACtex</text:p>
          </table:table-cell>
          <table:table-cell office:value-type="float" office:value="-0.0000000116955129547707" calcext:value-type="float">
            <text:p>-1.16955129547707E-08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0.0316618049613766" calcext:value-type="float">
            <text:p>0.031661805</text:p>
          </table:table-cell>
        </table:table-row>
        <table:table-row table:style-name="ro1">
          <table:table-cell office:value-type="string" calcext:value-type="string">
            <text:p>ADPRDP</text:p>
          </table:table-cell>
          <table:table-cell office:value-type="float" office:value="-1.49186218934005E-016" calcext:value-type="float">
            <text:p>-1.49186218934005E-16</text:p>
          </table:table-cell>
        </table:table-row>
        <table:table-row table:style-name="ro1">
          <table:table-cell office:value-type="string" calcext:value-type="string">
            <text:p>ADSL1r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ADSL2r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ADSS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AICART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AIRC2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AIRC3</text:p>
          </table:table-cell>
          <table:table-cell office:value-type="float" office:value="-3.36536354339501E-016" calcext:value-type="float">
            <text:p>-3.36536354339501E-16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-0.00000238954141299037" calcext:value-type="float">
            <text:p>-2.38954141299037E-06</text:p>
          </table:table-cell>
        </table:table-row>
        <table:table-row table:style-name="ro1">
          <table:table-cell office:value-type="string" calcext:value-type="string">
            <text:p>ASAD</text:p>
          </table:table-cell>
          <table:table-cell office:value-type="float" office:value="-0.449847360065483" calcext:value-type="float">
            <text:p>-0.4498473601</text:p>
          </table:table-cell>
        </table:table-row>
        <table:table-row table:style-name="ro1">
          <table:table-cell office:value-type="string" calcext:value-type="string">
            <text:p>ASPK</text:p>
          </table:table-cell>
          <table:table-cell office:value-type="float" office:value="0.449847360065483" calcext:value-type="float">
            <text:p>0.4498473601</text:p>
          </table:table-cell>
        </table:table-row>
        <table:table-row table:style-name="ro1">
          <table:table-cell office:value-type="string" calcext:value-type="string">
            <text:p>ASPTA</text:p>
          </table:table-cell>
          <table:table-cell office:value-type="float" office:value="-0.449847360065483" calcext:value-type="float">
            <text:p>-0.4498473601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1.01476405478828" calcext:value-type="float">
            <text:p>-1.0147640548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0.69439809806619" calcext:value-type="float">
            <text:p>0.6943980981</text:p>
          </table:table-cell>
        </table:table-row>
        <table:table-row table:style-name="ro1">
          <table:table-cell office:value-type="string" calcext:value-type="string">
            <text:p>CITL</text:p>
          </table:table-cell>
          <table:table-cell office:value-type="float" office:value="0.00000308070688951081" calcext:value-type="float">
            <text:p>3.08070688951081E-06</text:p>
          </table:table-cell>
        </table:table-row>
        <table:table-row table:style-name="ro1">
          <table:table-cell office:value-type="string" calcext:value-type="string">
            <text:p>CO2tex</text:p>
          </table:table-cell>
          <table:table-cell office:value-type="float" office:value="0.713275442952026" calcext:value-type="float">
            <text:p>0.713275443</text:p>
          </table:table-cell>
        </table:table-row>
        <table:table-row table:style-name="ro1">
          <table:table-cell office:value-type="string" calcext:value-type="string">
            <text:p>CO2tpp</text:p>
          </table:table-cell>
          <table:table-cell office:value-type="float" office:value="0.713275442952026" calcext:value-type="float">
            <text:p>0.713275443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1.3314328627" calcext:value-type="float">
            <text:p>1.3314328627</text:p>
          </table:table-cell>
        </table:table-row>
        <table:table-row table:style-name="ro1">
          <table:table-cell office:value-type="string" calcext:value-type="string">
            <text:p>DGK1</text:p>
          </table:table-cell>
          <table:table-cell office:value-type="float" office:value="-0.0303138894499997" calcext:value-type="float">
            <text:p>-0.0303138894</text:p>
          </table:table-cell>
        </table:table-row>
        <table:table-row table:style-name="ro1">
          <table:table-cell office:value-type="string" calcext:value-type="string">
            <text:p>DRPA</text:p>
          </table:table-cell>
          <table:table-cell office:value-type="float" office:value="0.0303138894499997" calcext:value-type="float">
            <text:p>0.0303138894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1078146703" calcext:value-type="float">
            <text:p>0.1078146703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1078146703" calcext:value-type="float">
            <text:p>0.1078146703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448496974969604" calcext:value-type="float">
            <text:p>0.448496975</text:p>
          </table:table-cell>
        </table:table-row>
        <table:table-row table:style-name="ro1">
          <table:table-cell office:value-type="string" calcext:value-type="string">
            <text:p>F6PA</text:p>
          </table:table-cell>
          <table:table-cell office:value-type="float" office:value="1.11022302462516E-016" calcext:value-type="float">
            <text:p>1.11022302462516E-16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2243343951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FBA3</text:p>
          </table:table-cell>
          <table:table-cell office:value-type="float" office:value="0.102277887530159" calcext:value-type="float">
            <text:p>0.1022778875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</table:table-row>
        <table:table-row table:style-name="ro1">
          <table:table-cell office:value-type="string" calcext:value-type="string">
            <text:p>FLDR2</text:p>
          </table:table-cell>
          <table:table-cell office:value-type="float" office:value="0.278284676777505" calcext:value-type="float">
            <text:p>0.2782846768</text:p>
          </table:table-cell>
        </table:table-row>
        <table:table-row table:style-name="ro1">
          <table:table-cell office:value-type="string" calcext:value-type="string">
            <text:p>FRD3</text:p>
          </table:table-cell>
          <table:table-cell office:value-type="float" office:value="0.00000308070688951081" calcext:value-type="float">
            <text:p>3.08070688951081E-06</text:p>
          </table:table-cell>
        </table:table-row>
        <table:table-row table:style-name="ro1">
          <table:table-cell office:value-type="string" calcext:value-type="string">
            <text:p>FTHFLi</text:p>
          </table:table-cell>
          <table:table-cell office:value-type="float" office:value="0.449847360065483" calcext:value-type="float">
            <text:p>0.4498473601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0.00000308070688895262" calcext:value-type="float">
            <text:p>-3.08070688895262E-06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0.00000431499999994449" calcext:value-type="float">
            <text:p>0.000004315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4494864725" calcext:value-type="float">
            <text:p>0.4494864725</text:p>
          </table:table-cell>
        </table:table-row>
        <table:table-row table:style-name="ro1">
          <table:table-cell office:value-type="string" calcext:value-type="string">
            <text:p>GART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GHMT2r</text:p>
          </table:table-cell>
          <table:table-cell office:value-type="float" office:value="-0.449847360065482" calcext:value-type="float">
            <text:p>-0.4498473601</text:p>
          </table:table-cell>
        </table:table-row>
        <table:table-row table:style-name="ro1">
          <table:table-cell office:value-type="string" calcext:value-type="string">
            <text:p>GK1</text:p>
          </table:table-cell>
          <table:table-cell office:value-type="float" office:value="0.0303138894499997" calcext:value-type="float">
            <text:p>0.0303138894</text:p>
          </table:table-cell>
        </table:table-row>
        <table:table-row table:style-name="ro1">
          <table:table-cell office:value-type="string" calcext:value-type="string">
            <text:p>GLCDpp</text:p>
          </table:table-cell>
          <table:table-cell office:value-type="float" office:value="1.13033367138783" calcext:value-type="float">
            <text:p>1.1303336714</text:p>
          </table:table-cell>
        </table:table-row>
        <table:table-row table:style-name="ro1">
          <table:table-cell office:value-type="string" calcext:value-type="string">
            <text:p>GLCNt2rpp</text:p>
          </table:table-cell>
          <table:table-cell office:value-type="float" office:value="1.13033367138783" calcext:value-type="float">
            <text:p>1.1303336714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.00000129627469550063" calcext:value-type="float">
            <text:p>1.29627469550063E-06</text:p>
          </table:table-cell>
        </table:table-row>
        <table:table-row table:style-name="ro1">
          <table:table-cell office:value-type="string" calcext:value-type="string">
            <text:p>GLCt2pp</text:p>
          </table:table-cell>
          <table:table-cell office:value-type="float" office:value="0.357123968255464" calcext:value-type="float">
            <text:p>0.3571239683</text:p>
          </table:table-cell>
        </table:table-row>
        <table:table-row table:style-name="ro1">
          <table:table-cell office:value-type="string" calcext:value-type="string">
            <text:p>GLCtex</text:p>
          </table:table-cell>
          <table:table-cell office:value-type="float" office:value="1.48688407921799" calcext:value-type="float">
            <text:p>1.4868840792</text:p>
          </table:table-cell>
        </table:table-row>
        <table:table-row table:style-name="ro1">
          <table:table-cell office:value-type="string" calcext:value-type="string">
            <text:p>GLCtexi</text:p>
          </table:table-cell>
          <table:table-cell office:value-type="float" office:value="0.0005748567" calcext:value-type="float">
            <text:p>0.0005748567</text:p>
          </table:table-cell>
        </table:table-row>
        <table:table-row table:style-name="ro1">
          <table:table-cell office:value-type="string" calcext:value-type="string">
            <text:p>GLNS</text:p>
          </table:table-cell>
          <table:table-cell office:value-type="float" office:value="6.73072708679001E-016" calcext:value-type="float">
            <text:p>6.73072708679001E-16</text:p>
          </table:table-cell>
        </table:table-row>
        <table:table-row table:style-name="ro1">
          <table:table-cell office:value-type="string" calcext:value-type="string">
            <text:p>GLUDy</text:p>
          </table:table-cell>
          <table:table-cell office:value-type="float" office:value="-0.450836866465483" calcext:value-type="float">
            <text:p>-0.4508368665</text:p>
          </table:table-cell>
        </table:table-row>
        <table:table-row table:style-name="ro1">
          <table:table-cell office:value-type="string" calcext:value-type="string">
            <text:p>GLUPRT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GLXCL</text:p>
          </table:table-cell>
          <table:table-cell office:value-type="float" office:value="0.00000000886960431976552" calcext:value-type="float">
            <text:p>8.86960431976552E-09</text:p>
          </table:table-cell>
        </table:table-row>
        <table:table-row table:style-name="ro1">
          <table:table-cell office:value-type="string" calcext:value-type="string">
            <text:p>GLYCK2</text:p>
          </table:table-cell>
          <table:table-cell office:value-type="float" office:value="0.00000000886960431976552" calcext:value-type="float">
            <text:p>8.86960431976552E-09</text:p>
          </table:table-cell>
        </table:table-row>
        <table:table-row table:style-name="ro1">
          <table:table-cell office:value-type="string" calcext:value-type="string">
            <text:p>GLYOX</text:p>
          </table:table-cell>
          <table:table-cell office:value-type="float" office:value="0.326612319060319" calcext:value-type="float">
            <text:p>0.3266123191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154491109" calcext:value-type="float">
            <text:p>-0.0154491109</text:p>
          </table:table-cell>
        </table:table-row>
        <table:table-row table:style-name="ro1">
          <table:table-cell office:value-type="string" calcext:value-type="string">
            <text:p>GNK</text:p>
          </table:table-cell>
          <table:table-cell office:value-type="float" office:value="0.0923612444000001" calcext:value-type="float">
            <text:p>0.0923612444</text:p>
          </table:table-cell>
        </table:table-row>
        <table:table-row table:style-name="ro1">
          <table:table-cell office:value-type="string" calcext:value-type="string">
            <text:p>GUAPRT</text:p>
          </table:table-cell>
          <table:table-cell office:value-type="float" office:value="0.0303138894499997" calcext:value-type="float">
            <text:p>0.0303138894</text:p>
          </table:table-cell>
        </table:table-row>
        <table:table-row table:style-name="ro1">
          <table:table-cell office:value-type="string" calcext:value-type="string">
            <text:p>H2Otex</text:p>
          </table:table-cell>
          <table:table-cell office:value-type="float" office:value="-1.0067358786642" calcext:value-type="float">
            <text:p>-1.0067358787</text:p>
          </table:table-cell>
        </table:table-row>
        <table:table-row table:style-name="ro1">
          <table:table-cell office:value-type="string" calcext:value-type="string">
            <text:p>H2Otpp</text:p>
          </table:table-cell>
          <table:table-cell office:value-type="float" office:value="-2.13706955005203" calcext:value-type="float">
            <text:p>-2.1370695501</text:p>
          </table:table-cell>
        </table:table-row>
        <table:table-row table:style-name="ro1">
          <table:table-cell office:value-type="string" calcext:value-type="string">
            <text:p>HCO3E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HEX1</text:p>
          </table:table-cell>
          <table:table-cell office:value-type="float" office:value="0.228555869825304" calcext:value-type="float">
            <text:p>0.2285558698</text:p>
          </table:table-cell>
        </table:table-row>
        <table:table-row table:style-name="ro1">
          <table:table-cell office:value-type="string" calcext:value-type="string">
            <text:p>HEX7</text:p>
          </table:table-cell>
          <table:table-cell office:value-type="float" office:value="0.128568098430159" calcext:value-type="float">
            <text:p>0.1285680984</text:p>
          </table:table-cell>
        </table:table-row>
        <table:table-row table:style-name="ro1">
          <table:table-cell office:value-type="string" calcext:value-type="string">
            <text:p>HSDy</text:p>
          </table:table-cell>
          <table:table-cell office:value-type="float" office:value="-0.449847360065483" calcext:value-type="float">
            <text:p>-0.4498473601</text:p>
          </table:table-cell>
        </table:table-row>
        <table:table-row table:style-name="ro1">
          <table:table-cell office:value-type="string" calcext:value-type="string">
            <text:p>HSK</text:p>
          </table:table-cell>
          <table:table-cell office:value-type="float" office:value="0.449847360065483" calcext:value-type="float">
            <text:p>0.4498473601</text:p>
          </table:table-cell>
        </table:table-row>
        <table:table-row table:style-name="ro1">
          <table:table-cell office:value-type="string" calcext:value-type="string">
            <text:p>Htex</text:p>
          </table:table-cell>
          <table:table-cell office:value-type="float" office:value="-1.72001133331173" calcext:value-type="float">
            <text:p>-1.7200113333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0.00000238954141299037" calcext:value-type="float">
            <text:p>-2.38954141299037E-06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-0.000000691165476520435" calcext:value-type="float">
            <text:p>-6.91165476520435E-07</text:p>
          </table:table-cell>
        </table:table-row>
        <table:table-row table:style-name="ro1">
          <table:table-cell office:value-type="string" calcext:value-type="string">
            <text:p>IMPC</text:p>
          </table:table-cell>
          <table:table-cell office:value-type="float" office:value="-3.36536354339501E-016" calcext:value-type="float">
            <text:p>-3.36536354339501E-16</text:p>
          </table:table-cell>
        </table:table-row>
        <table:table-row table:style-name="ro1">
          <table:table-cell office:value-type="string" calcext:value-type="string">
            <text:p>INSTtex</text:p>
          </table:table-cell>
          <table:table-cell office:value-type="float" office:value="-4.3177874260511E-016" calcext:value-type="float">
            <text:p>-4.3177874260511E-16</text:p>
          </table:table-cell>
        </table:table-row>
        <table:table-row table:style-name="ro1">
          <table:table-cell office:value-type="string" calcext:value-type="string">
            <text:p>LDH_D</text:p>
          </table:table-cell>
          <table:table-cell office:value-type="float" office:value="0.326612319060319" calcext:value-type="float">
            <text:p>0.3266123191</text:p>
          </table:table-cell>
        </table:table-row>
        <table:table-row table:style-name="ro1">
          <table:table-cell office:value-type="string" calcext:value-type="string">
            <text:p>LGTHL</text:p>
          </table:table-cell>
          <table:table-cell office:value-type="float" office:value="0.326612319060319" calcext:value-type="float">
            <text:p>0.3266123191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-0.000000708904685159966" calcext:value-type="float">
            <text:p>-7.08904685159966E-07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0.00000375416368486939" calcext:value-type="float">
            <text:p>3.75416368486939E-06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-0.00000754377525898197" calcext:value-type="float">
            <text:p>-7.54377525898197E-06</text:p>
          </table:table-cell>
        </table:table-row>
        <table:table-row table:style-name="ro1">
          <table:table-cell office:value-type="string" calcext:value-type="string">
            <text:p>MGSA</text:p>
          </table:table-cell>
          <table:table-cell office:value-type="float" office:value="0.326612319060319" calcext:value-type="float">
            <text:p>0.3266123191</text:p>
          </table:table-cell>
        </table:table-row>
        <table:table-row table:style-name="ro1">
          <table:table-cell office:value-type="string" calcext:value-type="string">
            <text:p>MINOHPtexi</text:p>
          </table:table-cell>
          <table:table-cell office:value-type="float" office:value="4.3177874260511E-016" calcext:value-type="float">
            <text:p>4.3177874260511E-16</text:p>
          </table:table-cell>
        </table:table-row>
        <table:table-row table:style-name="ro1">
          <table:table-cell office:value-type="string" calcext:value-type="string">
            <text:p>MTHFC</text:p>
          </table:table-cell>
          <table:table-cell office:value-type="float" office:value="-0.449847360065482" calcext:value-type="float">
            <text:p>-0.4498473601</text:p>
          </table:table-cell>
        </table:table-row>
        <table:table-row table:style-name="ro1">
          <table:table-cell office:value-type="string" calcext:value-type="string">
            <text:p>MTHFD</text:p>
          </table:table-cell>
          <table:table-cell office:value-type="float" office:value="-0.449847360065482" calcext:value-type="float">
            <text:p>-0.4498473601</text:p>
          </table:table-cell>
        </table:table-row>
        <table:table-row table:style-name="ro1">
          <table:table-cell office:value-type="string" calcext:value-type="string">
            <text:p>NADDP</text:p>
          </table:table-cell>
          <table:table-cell office:value-type="float" office:value="-1.15519203314912E-016" calcext:value-type="float">
            <text:p>-1.15519203314912E-16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.201097108671329" calcext:value-type="float">
            <text:p>0.2010971087</text:p>
          </table:table-cell>
        </table:table-row>
        <table:table-row table:style-name="ro1">
          <table:table-cell office:value-type="string" calcext:value-type="string">
            <text:p>NADH18pp</text:p>
          </table:table-cell>
          <table:table-cell office:value-type="float" office:value="0.00000308070688951081" calcext:value-type="float">
            <text:p>3.08070688951081E-06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00000208264083985641" calcext:value-type="float">
            <text:p>2.08264083985641E-06</text:p>
          </table:table-cell>
        </table:table-row>
        <table:table-row table:style-name="ro1">
          <table:table-cell office:value-type="string" calcext:value-type="string">
            <text:p>NADN</text:p>
          </table:table-cell>
          <table:table-cell office:value-type="float" office:value="-1.49186218934005E-016" calcext:value-type="float">
            <text:p>-1.49186218934005E-16</text:p>
          </table:table-cell>
        </table:table-row>
        <table:table-row table:style-name="ro1">
          <table:table-cell office:value-type="string" calcext:value-type="string">
            <text:p>NADPPPS</text:p>
          </table:table-cell>
          <table:table-cell office:value-type="float" office:value="-2.94902990916057E-016" calcext:value-type="float">
            <text:p>-2.94902990916057E-16</text:p>
          </table:table-cell>
        </table:table-row>
        <table:table-row table:style-name="ro1">
          <table:table-cell office:value-type="string" calcext:value-type="string">
            <text:p>NDPK1</text:p>
          </table:table-cell>
          <table:table-cell office:value-type="float" office:value="0.03031388945" calcext:value-type="float">
            <text:p>0.0303138895</text:p>
          </table:table-cell>
        </table:table-row>
        <table:table-row table:style-name="ro1">
          <table:table-cell office:value-type="string" calcext:value-type="string">
            <text:p>NDPK5</text:p>
          </table:table-cell>
          <table:table-cell office:value-type="float" office:value="-0.0303138894499997" calcext:value-type="float">
            <text:p>-0.0303138894</text:p>
          </table:table-cell>
        </table:table-row>
        <table:table-row table:style-name="ro1">
          <table:table-cell office:value-type="string" calcext:value-type="string">
            <text:p>NH4tex</text:p>
          </table:table-cell>
          <table:table-cell office:value-type="float" office:value="1.60982338570648E-015" calcext:value-type="float">
            <text:p>1.60982338570648E-15</text:p>
          </table:table-cell>
        </table:table-row>
        <table:table-row table:style-name="ro1">
          <table:table-cell office:value-type="string" calcext:value-type="string">
            <text:p>NH4tpp</text:p>
          </table:table-cell>
          <table:table-cell office:value-type="float" office:value="1.60982338570648E-015" calcext:value-type="float">
            <text:p>1.60982338570648E-15</text:p>
          </table:table-cell>
        </table:table-row>
        <table:table-row table:style-name="ro1">
          <table:table-cell office:value-type="string" calcext:value-type="string">
            <text:p>NTD8</text:p>
          </table:table-cell>
          <table:table-cell office:value-type="float" office:value="0.0303138894499997" calcext:value-type="float">
            <text:p>0.0303138894</text:p>
          </table:table-cell>
        </table:table-row>
        <table:table-row table:style-name="ro1">
          <table:table-cell office:value-type="string" calcext:value-type="string">
            <text:p>O2tex</text:p>
          </table:table-cell>
          <table:table-cell office:value-type="float" office:value="0.66571643135" calcext:value-type="float">
            <text:p>0.6657164314</text:p>
          </table:table-cell>
        </table:table-row>
        <table:table-row table:style-name="ro1">
          <table:table-cell office:value-type="string" calcext:value-type="string">
            <text:p>O2tpp</text:p>
          </table:table-cell>
          <table:table-cell office:value-type="float" office:value="0.66571643135" calcext:value-type="float">
            <text:p>0.6657164314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2243343951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PFK_3</text:p>
          </table:table-cell>
          <table:table-cell office:value-type="float" office:value="0.102277887530159" calcext:value-type="float">
            <text:p>0.1022778875</text:p>
          </table:table-cell>
        </table:table-row>
        <table:table-row table:style-name="ro1">
          <table:table-cell office:value-type="string" calcext:value-type="string">
            <text:p>PFL</text:p>
          </table:table-cell>
          <table:table-cell office:value-type="float" office:value="0.449847360065484" calcext:value-type="float">
            <text:p>0.4498473601</text:p>
          </table:table-cell>
        </table:table-row>
        <table:table-row table:style-name="ro1">
          <table:table-cell office:value-type="string" calcext:value-type="string">
            <text:p>PGCD</text:p>
          </table:table-cell>
          <table:table-cell office:value-type="float" office:value="0.000989506400000006" calcext:value-type="float">
            <text:p>0.0009895064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2285528511" calcext:value-type="float">
            <text:p>0.2285528511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4494864725" calcext:value-type="float">
            <text:p>-0.4494864725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0004315" calcext:value-type="float">
            <text:p>0.000004315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484969661" calcext:value-type="float">
            <text:p>-0.4484969661</text:p>
          </table:table-cell>
        </table:table-row>
        <table:table-row table:style-name="ro1">
          <table:table-cell office:value-type="string" calcext:value-type="string">
            <text:p>PHYTSpp</text:p>
          </table:table-cell>
          <table:table-cell office:value-type="float" office:value="4.3177874260511E-016" calcext:value-type="float">
            <text:p>4.3177874260511E-16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1.77635683940025E-015" calcext:value-type="float">
            <text:p>1.77635683940025E-15</text:p>
          </table:table-cell>
        </table:table-row>
        <table:table-row table:style-name="ro1">
          <table:table-cell office:value-type="string" calcext:value-type="string">
            <text:p>POR5</text:p>
          </table:table-cell>
          <table:table-cell office:value-type="float" office:value="-0.247970787327505" calcext:value-type="float">
            <text:p>-0.2479707873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449840525194909" calcext:value-type="float">
            <text:p>0.4498405252</text:p>
          </table:table-cell>
        </table:table-row>
        <table:table-row table:style-name="ro1">
          <table:table-cell office:value-type="string" calcext:value-type="string">
            <text:p>PPCSCT</text:p>
          </table:table-cell>
          <table:table-cell office:value-type="float" office:value="0.00000238954141299037" calcext:value-type="float">
            <text:p>2.38954141299037E-06</text:p>
          </table:table-cell>
        </table:table-row>
        <table:table-row table:style-name="ro1">
          <table:table-cell office:value-type="string" calcext:value-type="string">
            <text:p>PPKr</text:p>
          </table:table-cell>
          <table:table-cell office:value-type="float" office:value="-0.0303169584613766" calcext:value-type="float">
            <text:p>-0.0303169585</text:p>
          </table:table-cell>
        </table:table-row>
        <table:table-row table:style-name="ro1">
          <table:table-cell office:value-type="string" calcext:value-type="string">
            <text:p>PPM2</text:p>
          </table:table-cell>
          <table:table-cell office:value-type="float" office:value="0.0303138894499997" calcext:value-type="float">
            <text:p>0.0303138894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13448465" calcext:value-type="float">
            <text:p>0.0013448465</text:p>
          </table:table-cell>
        </table:table-row>
        <table:table-row table:style-name="ro1">
          <table:table-cell office:value-type="string" calcext:value-type="string">
            <text:p>PRAGSr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PRAIS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PRASCSi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PRFGS</text:p>
          </table:table-cell>
          <table:table-cell office:value-type="float" office:value="3.36536354339501E-016" calcext:value-type="float">
            <text:p>3.36536354339501E-16</text:p>
          </table:table-cell>
        </table:table-row>
        <table:table-row table:style-name="ro1">
          <table:table-cell office:value-type="string" calcext:value-type="string">
            <text:p>PRPPS</text:p>
          </table:table-cell>
          <table:table-cell office:value-type="float" office:value="0.03031388945" calcext:value-type="float">
            <text:p>0.0303138895</text:p>
          </table:table-cell>
        </table:table-row>
        <table:table-row table:style-name="ro1">
          <table:table-cell office:value-type="string" calcext:value-type="string">
            <text:p>PSERT</text:p>
          </table:table-cell>
          <table:table-cell office:value-type="float" office:value="0.000989506400000006" calcext:value-type="float">
            <text:p>0.0009895064</text:p>
          </table:table-cell>
        </table:table-row>
        <table:table-row table:style-name="ro1">
          <table:table-cell office:value-type="string" calcext:value-type="string">
            <text:p>PSP_L</text:p>
          </table:table-cell>
          <table:table-cell office:value-type="float" office:value="0.000989506400000006" calcext:value-type="float">
            <text:p>0.0009895064</text:p>
          </table:table-cell>
        </table:table-row>
        <table:table-row table:style-name="ro1">
          <table:table-cell office:value-type="string" calcext:value-type="string">
            <text:p>PUNP4</text:p>
          </table:table-cell>
          <table:table-cell office:value-type="float" office:value="0.0303138894499997" calcext:value-type="float">
            <text:p>0.0303138894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</table:table-row>
        <table:table-row table:style-name="ro1">
          <table:table-cell office:value-type="string" calcext:value-type="string">
            <text:p>RNTR2c2</text:p>
          </table:table-cell>
          <table:table-cell office:value-type="float" office:value="0.0303138894499997" calcext:value-type="float">
            <text:p>0.0303138894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305086669" calcext:value-type="float">
            <text:p>-0.0305086669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15059556" calcext:value-type="float">
            <text:p>-0.015059556</text:p>
          </table:table-cell>
        </table:table-row>
        <table:table-row table:style-name="ro1">
          <table:table-cell office:value-type="string" calcext:value-type="string">
            <text:p>SERD_L</text:p>
          </table:table-cell>
          <table:table-cell office:value-type="float" office:value="0.450836866465482" calcext:value-type="float">
            <text:p>0.4508368665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0.117532220980159" calcext:value-type="float">
            <text:p>-0.117532221</text:p>
          </table:table-cell>
        </table:table-row>
        <table:table-row table:style-name="ro1">
          <table:table-cell office:value-type="string" calcext:value-type="string">
            <text:p>THD2pp</text:p>
          </table:table-cell>
          <table:table-cell office:value-type="float" office:value="1.05613838189302" calcext:value-type="float">
            <text:p>1.0561383819</text:p>
          </table:table-cell>
        </table:table-row>
        <table:table-row table:style-name="ro1">
          <table:table-cell office:value-type="string" calcext:value-type="string">
            <text:p>THRAi</text:p>
          </table:table-cell>
          <table:table-cell office:value-type="float" office:value="0.449847360065483" calcext:value-type="float">
            <text:p>0.4498473601</text:p>
          </table:table-cell>
        </table:table-row>
        <table:table-row table:style-name="ro1">
          <table:table-cell office:value-type="string" calcext:value-type="string">
            <text:p>THRS</text:p>
          </table:table-cell>
          <table:table-cell office:value-type="float" office:value="0.449847360065483" calcext:value-type="float">
            <text:p>0.4498473601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0.01525433345" calcext:value-type="float">
            <text:p>-0.0152543335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0.01525433345" calcext:value-type="float">
            <text:p>-0.0152543335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</table:table-row>
        <table:table-row table:style-name="ro1">
          <table:table-cell office:value-type="string" calcext:value-type="string">
            <text:p>TRSARr</text:p>
          </table:table-cell>
          <table:table-cell office:value-type="float" office:value="0.00000000886960431976552" calcext:value-type="float">
            <text:p>8.86960431976552E-09</text:p>
          </table:table-cell>
        </table:table-row>
        <table:table-row table:style-name="ro1">
          <table:table-cell office:value-type="string" calcext:value-type="string">
            <text:p>XYLI2</text:p>
          </table:table-cell>
          <table:table-cell office:value-type="float" office:value="0.128568098430159" calcext:value-type="float">
            <text:p>0.1285680984</text:p>
          </table:table-cell>
        </table:table-row>
        <table:table-row table:style-name="ro1">
          <table:table-cell office:value-type="string" calcext:value-type="string">
            <text:p>CIMA</text:p>
          </table:table-cell>
          <table:table-cell office:value-type="float" office:value="0.682038894628391" calcext:value-type="float">
            <text:p>0.6820388946</text:p>
          </table:table-cell>
        </table:table-row>
        <table:table-row table:style-name="ro1">
          <table:table-cell office:value-type="string" calcext:value-type="string">
            <text:p>CitraSink</text:p>
          </table:table-cell>
          <table:table-cell office:value-type="float" office:value="0.682038894628391" calcext:value-type="float">
            <text:p>0.6820388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2" meta:object-count="0"/>
    <meta:generator>LibreOffice/5.1.6.2$Linux_X86_64 LibreOffice_project/10m0$Build-2</meta:generator>
  </office:meta>
</office:document-meta>
</file>